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34937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48708333333333cm"/>
    </style:style>
    <style:style style:name="co14" style:family="table-column">
      <style:table-column-properties fo:break-before="auto" style:column-width="1.031875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08479166666667cm"/>
    </style:style>
    <style:style style:name="co17" style:family="table-column">
      <style:table-column-properties fo:break-before="auto" style:column-width="3.254375cm"/>
    </style:style>
    <style:style style:name="co18" style:family="table-column">
      <style:table-column-properties fo:break-before="auto" style:column-width="1.40229166666667cm"/>
    </style:style>
    <style:style style:name="co19" style:family="table-column">
      <style:table-column-properties fo:break-before="auto" style:column-width="1.296458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1354166666667cm"/>
    </style:style>
    <style:style style:name="co23" style:family="table-column">
      <style:table-column-properties fo:break-before="auto" style:column-width="2.460625cm"/>
    </style:style>
    <style:style style:name="co24" style:family="table-column">
      <style:table-column-properties fo:break-before="auto" style:column-width="2.56645833333333cm"/>
    </style:style>
    <style:style style:name="co25" style:family="table-column">
      <style:table-column-properties fo:break-before="auto" style:column-width="2.72520833333333cm"/>
    </style:style>
    <style:style style:name="co26" style:family="table-column">
      <style:table-column-properties fo:break-before="auto" style:column-width="1.11125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058333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ater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Folder</text:p>
          </table:table-cell>
          <table:table-cell office:value-type="string" table:style-name="ce1">
            <text:p>Rho_AirOcean</text:p>
          </table:table-cell>
          <table:table-cell office:value-type="string" table:style-name="ce1">
            <text:p>Mur_AirOcean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tmax</text:p>
          </table:table-cell>
          <table:table-cell office:value-type="string" table:style-name="ce1">
            <text:p>DT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Remarks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1">
            <text:p>0.01</text:p>
          </table:table-cell>
          <table:table-cell office:value-type="float" office:value="10" table:style-name="ce1">
            <text:p>1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1" table:style-name="ce1">
            <text:p>1001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1">
            <text:p>0.01</text:p>
          </table:table-cell>
          <table:table-cell office:value-type="float" office:value="10" table:style-name="ce1">
            <text:p>1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2" table:style-name="ce1">
            <text:p>1002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1">
            <text:p>0.01</text:p>
          </table:table-cell>
          <table:table-cell office:value-type="float" office:value="10" table:style-name="ce1">
            <text:p>1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3" table:style-name="ce1">
            <text:p>1003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1">
            <text:p>0.01</text:p>
          </table:table-cell>
          <table:table-cell office:value-type="float" office:value="10" table:style-name="ce1">
            <text:p>1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4" table:style-name="ce1">
            <text:p>1004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1">
            <text:p>0.01</text:p>
          </table:table-cell>
          <table:table-cell office:value-type="float" office:value="10" table:style-name="ce1">
            <text:p>1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5" table:style-name="ce1">
            <text:p>1005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" table:style-name="ce2">
            <text:p>1.00E+04</text:p>
          </table:table-cell>
          <table:table-cell office:value-type="float" office:value="0.1" table:style-name="ce1">
            <text:p>0.1</text:p>
          </table:table-cell>
          <table:table-cell office:value-type="float" office:value="10" table:style-name="ce1">
            <text:p>1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6" table:style-name="ce1">
            <text:p>1006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7" table:style-name="ce1">
            <text:p>1007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8" table:style-name="ce1">
            <text:p>1008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09" table:style-name="ce1">
            <text:p>1009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10" table:style-name="ce1">
            <text:p>1010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11" table:style-name="ce1">
            <text:p>1011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12" table:style-name="ce1">
            <text:p>1012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13" table:style-name="ce1">
            <text:p>1013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1014" table:style-name="ce1">
            <text:p>1014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015" table:style-name="ce1">
            <text:p>1015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16" table:style-name="ce1">
            <text:p>1016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17" table:style-name="ce1">
            <text:p>1017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18" table:style-name="ce1">
            <text:p>1018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19" table:style-name="ce1">
            <text:p>1019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20" table:style-name="ce1">
            <text:p>1020</text:p>
          </table:table-cell>
          <table:table-cell office:value-type="float" office:value="1E-3" table:style-name="ce2">
            <text:p>1.00E-03</text:p>
          </table:table-cell>
          <table:table-cell office:value-type="float" office:value="0.01" table:style-name="ce2">
            <text:p>1.00E-02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0.01" table:style-name="ce1">
            <text:p>0.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75"/>
        </table:table-row>
        <table:table-row table:number-rows-repeated="1048554" table:style-name="ro1">
          <table:table-cell table:number-columns-repeated="16384"/>
        </table:table-row>
      </table:table>
      <table:table table:name="Oil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16368" table:default-cell-style-name="ce1"/>
        <table:table-row table:style-name="ro1">
          <table:table-cell office:value-type="string" table:style-name="ce1">
            <text:p>Oil</text:p>
          </table:table-cell>
          <table:table-cell office:value-type="string" table:style-name="ce1">
            <text:p>Folder</text:p>
          </table:table-cell>
          <table:table-cell office:value-type="string" table:style-name="ce1">
            <text:p>Rho_IceOcean</text:p>
          </table:table-cell>
          <table:table-cell office:value-type="string" table:style-name="ce1">
            <text:p>Rho_AirOcean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Mur_IceOcean</text:p>
          </table:table-cell>
          <table:table-cell office:value-type="string" table:style-name="ce1">
            <text:p>Mur_airOcean</text:p>
          </table:table-cell>
          <table:table-cell office:value-type="string" table:style-name="ce1">
            <text:p>A0_OceanIce</text:p>
          </table:table-cell>
          <table:table-cell office:value-type="string" table:style-name="ce1">
            <text:p>A0_IceAir</text:p>
          </table:table-cell>
          <table:table-cell office:value-type="string" table:style-name="ce1">
            <text:p>hIce</text:p>
          </table:table-cell>
          <table:table-cell office:value-type="string" table:style-name="ce3">
            <text:p>lambda_Ocean</text:p>
          </table:table-cell>
          <table:table-cell office:value-type="string" table:style-name="ce1">
            <text:p>lambda_IceAir</text:p>
          </table:table-cell>
          <table:table-cell office:value-type="string" table:style-name="ce1">
            <text:p>tmax</text:p>
          </table:table-cell>
          <table:table-cell office:value-type="string" table:style-name="ce1">
            <text:p>DT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Remarks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02" table:style-name="ce1">
            <text:p>200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" table:style-name="ce2">
            <text:p>1.00E+03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1" table:style-name="ce2">
            <text:p>1.00E+03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2" table:style-name="ce2">
            <text:p>1.00E+03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3" table:style-name="ce2">
            <text:p>1.00E+03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4" table:style-name="ce2">
            <text:p>1.00E+03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2"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" table:style-name="ce2">
            <text:p>1.00E+03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8" table:style-name="ce1">
            <text:p>8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" table:style-name="ce2">
            <text:p>1.00E+03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8" table:style-name="ce1">
            <text:p>8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" table:style-name="ce2">
            <text:p>1.00E+03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8" table:style-name="ce1">
            <text:p>8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" table:style-name="ce2">
            <text:p>1.00E+03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8" table:style-name="ce1">
            <text:p>8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" table:style-name="ce2">
            <text:p>1.00E+03</text:p>
          </table:table-cell>
          <table:table-cell office:value-type="float" office:value="10001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tops at t=0.7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" table:style-name="ce2">
            <text:p>1.00E+01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" table:style-name="ce2">
            <text:p>1.00E+01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" table:style-name="ce2">
            <text:p>1.00E+01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15" table:style-name="ce1">
            <text:p>201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" table:style-name="ce2">
            <text:p>1.00E+01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16" table:style-name="ce1">
            <text:p>201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" table:style-name="ce2">
            <text:p>1.00E+01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17" table:style-name="ce1">
            <text:p>201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" table:style-name="ce2">
            <text:p>1.00E+01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18" table:style-name="ce1">
            <text:p>201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" table:style-name="ce2">
            <text:p>1.00E+02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19" table:style-name="ce1">
            <text:p>201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" table:style-name="ce2">
            <text:p>1.00E+02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" table:style-name="ce2">
            <text:p>1.00E+02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21" table:style-name="ce1">
            <text:p>202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" table:style-name="ce2">
            <text:p>1.00E+02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22" table:style-name="ce1">
            <text:p>202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" table:style-name="ce2">
            <text:p>1.00E+02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23" table:style-name="ce1">
            <text:p>202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" table:style-name="ce2">
            <text:p>1.00E+02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24" table:style-name="ce1">
            <text:p>202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25" table:style-name="ce1">
            <text:p>202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26" table:style-name="ce1">
            <text:p>202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27" table:style-name="ce1">
            <text:p>202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28" table:style-name="ce1">
            <text:p>202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29" table:style-name="ce1">
            <text:p>202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30" table:style-name="ce1">
            <text:p>203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31" table:style-name="ce1">
            <text:p>203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32" table:style-name="ce1">
            <text:p>203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33" table:style-name="ce1">
            <text:p>203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34" table:style-name="ce1">
            <text:p>203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35" table:style-name="ce1">
            <text:p>203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36" table:style-name="ce1">
            <text:p>203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37" table:style-name="ce1">
            <text:p>203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38" table:style-name="ce1">
            <text:p>203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39" table:style-name="ce1">
            <text:p>203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40" table:style-name="ce1">
            <text:p>204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41" table:style-name="ce1">
            <text:p>204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42" table:style-name="ce1">
            <text:p>204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43" table:style-name="ce1">
            <text:p>204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44" table:style-name="ce1">
            <text:p>204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45" table:style-name="ce1">
            <text:p>204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46" table:style-name="ce1">
            <text:p>204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47" table:style-name="ce1">
            <text:p>204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48" table:style-name="ce1">
            <text:p>204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49" table:style-name="ce1">
            <text:p>204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50" table:style-name="ce1">
            <text:p>205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51" table:style-name="ce1">
            <text:p>205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52" table:style-name="ce1">
            <text:p>205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53" table:style-name="ce1">
            <text:p>205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54" table:style-name="ce1">
            <text:p>205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55" table:style-name="ce1">
            <text:p>205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56" table:style-name="ce1">
            <text:p>205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57" table:style-name="ce1">
            <text:p>205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58" table:style-name="ce1">
            <text:p>205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59" table:style-name="ce1">
            <text:p>205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60" table:style-name="ce1">
            <text:p>206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61" table:style-name="ce1">
            <text:p>206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62" table:style-name="ce1">
            <text:p>206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63" table:style-name="ce1">
            <text:p>206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64" table:style-name="ce1">
            <text:p>206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65" table:style-name="ce1">
            <text:p>206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66" table:style-name="ce1">
            <text:p>206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67" table:style-name="ce1">
            <text:p>206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68" table:style-name="ce1">
            <text:p>206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69" table:style-name="ce1">
            <text:p>206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70" table:style-name="ce1">
            <text:p>207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71" table:style-name="ce1">
            <text:p>207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72" table:style-name="ce1">
            <text:p>207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73" table:style-name="ce1">
            <text:p>207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74" table:style-name="ce1">
            <text:p>207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75" table:style-name="ce1">
            <text:p>207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76" table:style-name="ce1">
            <text:p>207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77" table:style-name="ce1">
            <text:p>207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78" table:style-name="ce1">
            <text:p>207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Missing207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issing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080" table:style-name="ce1">
            <text:p>208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81" table:style-name="ce1">
            <text:p>208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82" table:style-name="ce1">
            <text:p>208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83" table:style-name="ce1">
            <text:p>208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84" table:style-name="ce1">
            <text:p>208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85" table:style-name="ce1">
            <text:p>208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86" table:style-name="ce1">
            <text:p>208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87" table:style-name="ce1">
            <text:p>208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88" table:style-name="ce1">
            <text:p>208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89" table:style-name="ce1">
            <text:p>208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90" table:style-name="ce1">
            <text:p>209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91" table:style-name="ce1">
            <text:p>209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92" table:style-name="ce1">
            <text:p>209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93" table:style-name="ce1">
            <text:p>209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94" table:style-name="ce1">
            <text:p>209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float" office:value="2095" table:style-name="ce1">
            <text:p>209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96" table:style-name="ce1">
            <text:p>209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97" table:style-name="ce1">
            <text:p>209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98" table:style-name="ce1">
            <text:p>209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099" table:style-name="ce1">
            <text:p>209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00" table:style-name="ce1">
            <text:p>210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01" table:style-name="ce1">
            <text:p>210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02" table:style-name="ce1">
            <text:p>210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03" table:style-name="ce1">
            <text:p>210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04" table:style-name="ce1">
            <text:p>210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05" table:style-name="ce1">
            <text:p>210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06" table:style-name="ce1">
            <text:p>210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07" table:style-name="ce1">
            <text:p>210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08" table:style-name="ce1">
            <text:p>210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09" table:style-name="ce1">
            <text:p>210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10" table:style-name="ce1">
            <text:p>211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11" table:style-name="ce1">
            <text:p>211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12" table:style-name="ce1">
            <text:p>211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13" table:style-name="ce1">
            <text:p>211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14" table:style-name="ce1">
            <text:p>211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15" table:style-name="ce1">
            <text:p>211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16" table:style-name="ce1">
            <text:p>211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17" table:style-name="ce1">
            <text:p>211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18" table:style-name="ce1">
            <text:p>211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19" table:style-name="ce1">
            <text:p>211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20" table:style-name="ce1">
            <text:p>212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21" table:style-name="ce1">
            <text:p>212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22" table:style-name="ce1">
            <text:p>212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23" table:style-name="ce1">
            <text:p>212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24" table:style-name="ce1">
            <text:p>212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25" table:style-name="ce1">
            <text:p>212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26" table:style-name="ce1">
            <text:p>212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27" table:style-name="ce1">
            <text:p>212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28" table:style-name="ce1">
            <text:p>212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29" table:style-name="ce1">
            <text:p>212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30" table:style-name="ce1">
            <text:p>213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31" table:style-name="ce1">
            <text:p>213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32" table:style-name="ce1">
            <text:p>213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33" table:style-name="ce1">
            <text:p>213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34" table:style-name="ce1">
            <text:p>213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35" table:style-name="ce1">
            <text:p>213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36" table:style-name="ce1">
            <text:p>213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37" table:style-name="ce1">
            <text:p>213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38" table:style-name="ce1">
            <text:p>213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39" table:style-name="ce1">
            <text:p>213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40" table:style-name="ce1">
            <text:p>214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41" table:style-name="ce1">
            <text:p>214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42" table:style-name="ce1">
            <text:p>214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43" table:style-name="ce1">
            <text:p>214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44" table:style-name="ce1">
            <text:p>214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45" table:style-name="ce1">
            <text:p>214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46" table:style-name="ce1">
            <text:p>214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47" table:style-name="ce1">
            <text:p>214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48" table:style-name="ce1">
            <text:p>214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49" table:style-name="ce1">
            <text:p>214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E+16" table:style-name="ce2">
            <text:p>1.00E+16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50" table:style-name="ce1">
            <text:p>215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8" table:style-name="ce1">
            <text:p>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51" table:style-name="ce1">
            <text:p>215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52" table:style-name="ce1">
            <text:p>215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8" table:style-name="ce1">
            <text:p>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53" table:style-name="ce1">
            <text:p>215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54" table:style-name="ce1">
            <text:p>215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55" table:style-name="ce1">
            <text:p>215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.0000000000000001E-5" table:style-name="ce2">
            <text:p>1.00E-05</text:p>
          </table:table-cell>
          <table:table-cell office:value-type="float" office:value="8" table:style-name="ce1">
            <text:p>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56" table:style-name="ce1">
            <text:p>215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.0000000000000001E-5" table:style-name="ce2">
            <text:p>1.00E-05</text:p>
          </table:table-cell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57" table:style-name="ce1">
            <text:p>215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58" table:style-name="ce1">
            <text:p>215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59" table:style-name="ce1">
            <text:p>215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" table:style-name="ce2">
            <text:p>1.00E+04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60" table:style-name="ce1">
            <text:p>216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99999" table:style-name="ce2">
            <text:p>1.00E+05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61" table:style-name="ce1">
            <text:p>216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999999" table:style-name="ce2">
            <text:p>1.00E+06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62" table:style-name="ce1">
            <text:p>216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63" table:style-name="ce1">
            <text:p>216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64" table:style-name="ce1">
            <text:p>216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65" table:style-name="ce1">
            <text:p>216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66" table:style-name="ce1">
            <text:p>216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67" table:style-name="ce1">
            <text:p>216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68" table:style-name="ce1">
            <text:p>216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69" table:style-name="ce1">
            <text:p>216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70" table:style-name="ce1">
            <text:p>217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" table:style-name="ce2">
            <text:p>1.00E+04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71" table:style-name="ce1">
            <text:p>217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" table:style-name="ce2">
            <text:p>1.00E+01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72" table:style-name="ce1">
            <text:p>217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" table:style-name="ce2">
            <text:p>1.00E+02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73" table:style-name="ce1">
            <text:p>217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" table:style-name="ce2">
            <text:p>1.00E+03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74" table:style-name="ce1">
            <text:p>217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" table:style-name="ce2">
            <text:p>1.00E+05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75" table:style-name="ce1">
            <text:p>217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" table:style-name="ce2">
            <text:p>1.00E+06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76" table:style-name="ce1">
            <text:p>217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" table:style-name="ce2">
            <text:p>1.00E+07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77" table:style-name="ce1">
            <text:p>217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78" table:style-name="ce1">
            <text:p>217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79" table:style-name="ce1">
            <text:p>217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80" table:style-name="ce1">
            <text:p>218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81" table:style-name="ce1">
            <text:p>218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82" table:style-name="ce1">
            <text:p>218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" table:style-name="ce2">
            <text:p>1.00E+14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83" table:style-name="ce1">
            <text:p>218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84" table:style-name="ce1">
            <text:p>218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E-4" table:style-name="ce2">
            <text:p>1.00E-04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85" table:style-name="ce1">
            <text:p>218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86" table:style-name="ce1">
            <text:p>218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" table:style-name="ce2">
            <text:p>1.00E+0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87" table:style-name="ce1">
            <text:p>218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88" table:style-name="ce1">
            <text:p>218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" table:style-name="ce2">
            <text:p>1.00E+0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89" table:style-name="ce1">
            <text:p>218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" table:style-name="ce2">
            <text:p>1.00E+04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90" table:style-name="ce1">
            <text:p>219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91" table:style-name="ce1">
            <text:p>219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" table:style-name="ce2">
            <text:p>1.00E+06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92" table:style-name="ce1">
            <text:p>219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" table:style-name="ce2">
            <text:p>1.00E+07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93" table:style-name="ce1">
            <text:p>219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94" table:style-name="ce1">
            <text:p>219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" table:style-name="ce2">
            <text:p>1.00E+09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95" table:style-name="ce1">
            <text:p>219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0" table:style-name="ce2">
            <text:p>1.00E+1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96" table:style-name="ce1">
            <text:p>219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00" table:style-name="ce2">
            <text:p>1.00E+11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97" table:style-name="ce1">
            <text:p>219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000" table:style-name="ce2">
            <text:p>1.00E+1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198" table:style-name="ce1">
            <text:p>219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00000000" table:style-name="ce2">
            <text:p>1.00E+13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table:number-columns-repeated="16369"/>
        </table:table-row>
        <table:table-row table:number-rows-repeated="1048376" table:style-name="ro1">
          <table:table-cell table:number-columns-repeated="16384"/>
        </table:table-row>
      </table:table>
      <table:table table:name="Elastic" table:style-name="ta1">
        <table:table-column table:style-name="co18" table:default-cell-style-name="ce1"/>
        <table:table-column table:style-name="co19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22" table:default-cell-style-name="ce1"/>
        <table:table-column table:style-name="co23" table:default-cell-style-name="ce1"/>
        <table:table-column table:style-name="co10" table:default-cell-style-name="ce1"/>
        <table:table-column table:style-name="co4" table:default-cell-style-name="ce1"/>
        <table:table-column table:style-name="co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default-cell-style-name="ce1"/>
        <table:table-column table:style-name="co4" table:number-columns-repeated="16367" table:default-cell-style-name="ce1"/>
        <table:table-row table:style-name="ro1">
          <table:table-cell office:value-type="string" table:style-name="ce1">
            <text:p>Elastic</text:p>
          </table:table-cell>
          <table:table-cell office:value-type="string" table:style-name="ce1">
            <text:p>Folder</text:p>
          </table:table-cell>
          <table:table-cell office:value-type="string" table:style-name="ce1">
            <text:p>Rho_IceOcean</text:p>
          </table:table-cell>
          <table:table-cell office:value-type="string" table:style-name="ce1">
            <text:p>Rho_AirOcean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Mur_IceOcean</text:p>
          </table:table-cell>
          <table:table-cell office:value-type="string" table:style-name="ce1">
            <text:p>Mur_airOcean</text:p>
          </table:table-cell>
          <table:table-cell office:value-type="string" table:style-name="ce1">
            <text:p>A0_OceanIce</text:p>
          </table:table-cell>
          <table:table-cell office:value-type="string" table:style-name="ce1">
            <text:p>A0_IceAir</text:p>
          </table:table-cell>
          <table:table-cell office:value-type="string" table:style-name="ce1">
            <text:p>hIce</text:p>
          </table:table-cell>
          <table:table-cell office:value-type="string" table:style-name="ce3">
            <text:p>lambda_Ocean</text:p>
          </table:table-cell>
          <table:table-cell office:value-type="string" table:style-name="ce1">
            <text:p>lambda_IceAir</text:p>
          </table:table-cell>
          <table:table-cell office:value-type="string" table:style-name="ce1">
            <text:p>ElasticModulus</text:p>
          </table:table-cell>
          <table:table-cell office:value-type="string" table:style-name="ce1">
            <text:p>tmax</text:p>
          </table:table-cell>
          <table:table-cell office:value-type="string" table:style-name="ce1">
            <text:p>DT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LO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09" table:style-name="ce1">
            <text:p>300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E-4" table:style-name="ce2">
            <text:p>1.00E-04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10" table:style-name="ce1">
            <text:p>301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2">
            <text:p>1.00E-01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11" table:style-name="ce1">
            <text:p>301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E-4" table:style-name="ce2">
            <text:p>1.00E-04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12" table:style-name="ce1">
            <text:p>301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2">
            <text:p>1.00E-01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13" table:style-name="ce1">
            <text:p>301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E-4" table:style-name="ce2">
            <text:p>1.00E-04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14" table:style-name="ce1">
            <text:p>301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E-4" table:style-name="ce2">
            <text:p>1.00E-04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15" table:style-name="ce1">
            <text:p>301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" table:style-name="ce2">
            <text:p>1.00E+00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2">
            <text:p>1.00E-01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16" table:style-name="ce1">
            <text:p>301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" table:style-name="ce2">
            <text:p>1.00E+08</text:p>
          </table:table-cell>
          <table:table-cell office:value-type="float" office:value="100" table:style-name="ce2">
            <text:p>1.00E+02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2">
            <text:p>1.00E-01</text:p>
          </table:table-cell>
          <table:table-cell office:value-type="float" office:value="20" table:style-name="ce1">
            <text:p>20</text:p>
          </table:table-cell>
          <table:table-cell office:value-type="float" office:value="1E-4" table:style-name="ce2">
            <text:p>1.00E-0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17" table:style-name="ce1">
            <text:p>30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18" table:style-name="ce1">
            <text:p>301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2">
            <text:p>1.00E-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19" table:style-name="ce1">
            <text:p>301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.00E+00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20" table:style-name="ce1">
            <text:p>30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21" table:style-name="ce1">
            <text:p>30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22" table:style-name="ce1">
            <text:p>3022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0000000000000001E-5" table:style-name="ce2">
            <text:p>1.00E-05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float" office:value="3023" table:style-name="ce1">
            <text:p>3023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E-4" table:style-name="ce2">
            <text:p>1.00E-04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24" table:style-name="ce1">
            <text:p>3024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25" table:style-name="ce1">
            <text:p>3025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2">
            <text:p>1.00E-02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26" table:style-name="ce1">
            <text:p>3026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2">
            <text:p>1.00E-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27" table:style-name="ce1">
            <text:p>3027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.00E+00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28" table:style-name="ce1">
            <text:p>3028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2">
            <text:p>1.00E+01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29" table:style-name="ce1">
            <text:p>3029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2">
            <text:p>1.00E+02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30" table:style-name="ce1">
            <text:p>3030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2">
            <text:p>1.00E+03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31" table:style-name="ce1">
            <text:p>3031</text:p>
          </table:table-cell>
          <table:table-cell office:value-type="float" office:value="1" table:style-name="ce1">
            <text:p>1</text:p>
          </table:table-cell>
          <table:table-cell office:value-type="float" office:value="1E-3" table:style-name="ce2">
            <text:p>1.00E-03</text:p>
          </table:table-cell>
          <table:table-cell office:value-type="float" office:value="1000000000000000" table:style-name="ce2">
            <text:p>1.00E+15</text:p>
          </table:table-cell>
          <table:table-cell office:value-type="float" office:value="100000" table:style-name="ce2">
            <text:p>1.00E+05</text:p>
          </table:table-cell>
          <table:table-cell office:value-type="float" office:value="0.01" table:style-name="ce2">
            <text:p>1.00E-02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.00E+00</text:p>
          </table:table-cell>
          <table:table-cell office:value-type="float" office:value="20" table:style-name="ce1">
            <text:p>20</text:p>
          </table:table-cell>
          <table:table-cell office:value-type="float" office:value="1E-3" table:style-name="ce2">
            <text:p>1.00E-0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4">
            <text:p>2</text:p>
          </table:table-cell>
          <table:table-cell table:number-columns-repeated="16367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Rosario Valentin</dc:creator>
    <meta:creation-date>2024-02-29T11:20:32Z</meta:creation-date>
    <dc:date>2024-05-22T11:00:21Z</dc:date>
    <meta:editing-cycles>37</meta:editing-cycles>
    <meta:editing-duration>PT1239821S</meta:editing-duration>
  </office:meta>
</office:document-meta>
</file>